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0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7:11:48.966284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12-27T21:23:46.542467221</dc:date>
    <meta:editing-duration>P76DT8H20M57S</meta:editing-duration>
    <meta:editing-cycles>1635</meta:editing-cycles>
    <meta:generator>LibreOffice/6.0.7.3$Linux_X86_64 LibreOffice_project/00m0$Build-3</meta:generator>
    <dc:creator>James Petts</dc:creator>
    <meta:document-statistic meta:table-count="3" meta:cell-count="5067" meta:object-count="0"/>
  </office:meta>
</office:document-meta>
</file>